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b0d4d1"/>
    </style:style>
    <style:style style:name="P59" style:family="paragraph" style:parent-style-name="Standard">
      <style:paragraph-properties fo:text-align="center" style:justify-single-word="false"/>
      <style:text-properties officeooo:paragraph-rsid="0cc5fe5b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Standard">
      <style:paragraph-properties fo:text-align="center" style:justify-single-word="false"/>
      <style:text-properties officeooo:paragraph-rsid="103fc298"/>
    </style:style>
    <style:style style:name="P63" style:family="paragraph" style:parent-style-name="Standard">
      <style:paragraph-properties fo:text-align="center" style:justify-single-word="false"/>
      <style:text-properties officeooo:paragraph-rsid="10411e41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Footnote">
      <style:text-properties officeooo:paragraph-rsid="0f92b562"/>
    </style:style>
    <style:style style:name="P66" style:family="paragraph" style:parent-style-name="Standard">
      <style:text-properties officeooo:paragraph-rsid="0f9ce6c3"/>
    </style:style>
    <style:style style:name="P67" style:family="paragraph" style:parent-style-name="Standard">
      <style:text-properties officeooo:paragraph-rsid="0f9ee08e"/>
    </style:style>
    <style:style style:name="P68" style:family="paragraph" style:parent-style-name="Footnote">
      <style:text-properties officeooo:paragraph-rsid="0fda15e0"/>
    </style:style>
    <style:style style:name="P69" style:family="paragraph" style:parent-style-name="Standard">
      <style:text-properties officeooo:paragraph-rsid="0fe106d1"/>
    </style:style>
    <style:style style:name="P70" style:family="paragraph" style:parent-style-name="Footnote">
      <style:text-properties officeooo:paragraph-rsid="102c1a0f"/>
    </style:style>
    <style:style style:name="P71" style:family="paragraph" style:parent-style-name="Footnote">
      <style:text-properties officeooo:paragraph-rsid="1020b286"/>
    </style:style>
    <style:style style:name="P72" style:family="paragraph" style:parent-style-name="Standard">
      <style:text-properties officeooo:paragraph-rsid="104d50c8"/>
    </style:style>
    <style:style style:name="P73" style:family="paragraph" style:parent-style-name="Standard">
      <style:text-properties officeooo:paragraph-rsid="105130c2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8" style:family="paragraph" style:parent-style-name="Standard">
      <style:text-properties officeooo:paragraph-rsid="10708155"/>
    </style:style>
    <style:style style:name="P79" style:family="paragraph" style:parent-style-name="Standard">
      <style:text-properties officeooo:paragraph-rsid="10719011"/>
    </style:style>
    <style:style style:name="P80" style:family="paragraph" style:parent-style-name="Standard">
      <style:text-properties officeooo:paragraph-rsid="10738c5f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break-before="page"/>
      <style:text-properties officeooo:paragraph-rsid="0b0ddd8e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6" style:family="text">
      <style:text-properties fo:color="#000000" loext:opacity="100%" style:font-name="Liberation Sans" fo:font-size="12pt" style:font-size-asian="12pt" style:font-size-complex="12pt"/>
    </style:style>
    <style:style style:name="T16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style:use-window-font-color="true" loext:opacity="0%" style:font-name="Liberation Sans" officeooo:rsid="047da547"/>
    </style:style>
    <style:style style:name="T20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style:font-size-asian="12pt" style:font-size-complex="12pt"/>
    </style:style>
    <style:style style:name="T235" style:family="text">
      <style:text-properties style:use-window-font-color="true" loext:opacity="0%" style:font-name="Liberation Sans" officeooo:rsid="0efd8e5c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officeooo:rsid="04473353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officeooo:rsid="0aace3cd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officeooo:rsid="0f0ca65a"/>
    </style:style>
    <style:style style:name="T264" style:family="text">
      <style:text-properties officeooo:rsid="0f8f58bd"/>
    </style:style>
    <style:style style:name="T265" style:family="text">
      <style:text-properties officeooo:rsid="0f95a7a0"/>
    </style:style>
    <style:style style:name="T266" style:family="text">
      <style:text-properties style:text-underline-style="none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4">C</text:span></text:span><text:span text:style-name="Strong_20_Emphasis"><text:span text:style-name="T133">hecklist voor </text:span></text:span><text:span text:style-name="Strong_20_Emphasis"><text:span text:style-name="T135">de installatie</text:span></text:span><text:span text:style-name="Strong_20_Emphasis"><text:span text:style-name="T133"> van </text:span></text:span><text:span text:style-name="Strong_20_Emphasis"><text:span text:style-name="T139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39"><text:user-field-get text:name="Version">8.10</text:user-field-get></text:span></text:span><text:span text:style-name="Strong_20_Emphasis"><text:span text:style-name="T137"><text:note text:id="ftn1" text:note-class="footnote"><text:note-citation>1</text:note-citation><text:note-body><text:p text:style-name="P70"><text:span text:style-name="T248">D</text:span><text:span text:style-name="T242">eze </text:span><text:span text:style-name="Strong_20_Emphasis"><text:span text:style-name="T251"><text:user-field-get text:name="Distro">Rocky Linux</text:user-field-get></text:span></text:span><text:span text:style-name="T244"><text:s/></text:span><text:span text:style-name="T252"><text:user-field-get text:name="Version">8.10</text:user-field-get></text:span><text:span text:style-name="T252"><text:s/></text:span><text:span text:style-name="T253">Server</text:span><text:span text:style-name="T242"> (codenaam </text:span><text:span text:style-name="T247">GreenObsidian</text:span><text:span text:style-name="T242">) van </text:span><text:span text:style-name="T250">mei</text:span><text:span text:style-name="T245"> </text:span><text:span text:style-name="Strong_20_Emphasis"><text:span text:style-name="T254"><text:user-field-get text:name="Releaseyear">2024</text:user-field-get></text:span></text:span><text:span text:style-name="T246"><text:s/></text:span><text:span text:style-name="T248">is een zogenaamde </text:span><text:span text:style-name="T242">LTS-</text:span><text:span text:style-name="T248">versie</text:span><text:span text:style-name="T242"> </text:span><text:span text:style-name="T248">(</text:span><text:span text:style-name="T242">staat voor Long-Term Support, </text:span><text:span text:style-name="T243">langetermijnondersteuning</text:span><text:span text:style-name="T248">)</text:span><text:span text:style-name="T243"> </text:span><text:span text:style-name="T249">en</text:span><text:span text:style-name="T246"> </text:span><text:span text:style-name="T242">wordt gedurende 5 jaar ondersteund tot </text:span><text:span text:style-name="T250">mei</text:span><text:span text:style-name="T242"> 202</text:span><text:span text:style-name="T247">9</text:span><text:span text:style-name="T242">.</text:span></text:p></text:note-body></text:note></text:span></text:span><text:span text:style-name="Strong_20_Emphasis"><text:span text:style-name="T138"><text:s/></text:span></text:span><text:span text:style-name="Strong_20_Emphasis"><text:span text:style-name="T141">Server</text:span></text:span><text:span text:style-name="Strong_20_Emphasis"><text:span text:style-name="T136">.</text:span></text:span></text:p>
      <text:p text:style-name="P18"/>
      <text:p text:style-name="P18">Dit is een invulbare PDF, afdrukken is niet noodzakelijk.</text:p>
      <text:p text:style-name="P19"/>
      <text:p text:style-name="P9"><text:span text:style-name="T18">Vul </text:span><text:span text:style-name="T17">achter</text:span><text:span text:style-name="T14"> de </text:span><text:span text:style-name="Definition"><text:span text:style-name="T263">ONDERSTREEPTE</text:span></text:span><text:span text:style-name="T1"> </text:span><text:span text:style-name="T15">woorden</text:span><text:span text:style-name="T14"> het</text:span><text:span text:style-name="Strong_20_Emphasis"><text:span text:style-name="T173"> </text:span></text:span><text:span text:style-name="Strong_20_Emphasis"><text:span text:style-name="T174">tekstvak</text:span></text:span><text:span text:style-name="T15"> </text:span><text:span text:style-name="T18">in,</text:span><text:span text:style-name="T15"> </text:span><text:span text:style-name="T201">zie </text:span><text:span text:style-name="T235">[</text:span><text:span text:style-name="T201">toelichting</text:span><text:span text:style-name="T235">]</text:span><text:span text:style-name="T15">:</text:span></text:p>
      <text:p text:style-name="P2"><text:span text:style-name="Definition"><text:span text:style-name="T22">GEBRUIKER</text:span></text:span><text:span text:style-name="T209"><text:tab/><text:tab/></text:span><text:span text:style-name="T234"> <text:tab/><text:tab/></text:span><text:span text:style-name="T210"><draw:control text:anchor-type="as-char" svg:y="-0.4cm" draw:z-index="7" draw:name="Gebruiker 2" draw:style-name="gr2" draw:text-style-name="P89" svg:width="6.4cm" svg:height="0.6cm" draw:control="control6"><svg:title>Gebruiker</svg:title><svg:desc>Volledige naam, bijv. Jan Stek</svg:desc></draw:control></text:span><text:span text:style-name="T210"><text:tab/> <text:s text:c="2"/></text:span><text:span text:style-name="T211">[</text:span><text:span text:style-name="T212">N</text:span><text:span text:style-name="T204">aam, bijv. </text:span><text:span text:style-name="T205">J</text:span><text:span text:style-name="T232">a</text:span><text:span text:style-name="T205">n </text:span><text:span text:style-name="T232">Jansen</text:span><text:span text:style-name="T233">]</text:span></text:p>
      <text:p text:style-name="P69"><text:span text:style-name="Definition"><text:span text:style-name="T203">g</text:span></text:span><text:span text:style-name="Definition">ebruikersnaam</text:span><text:span text:style-name="Definition"><text:span text:style-name="T266"><text:tab/></text:span></text:span><text:span text:style-name="T202"><draw:control text:anchor-type="as-char" svg:y="-0.4cm" draw:z-index="8" draw:name="Gberuikersnaam 3" draw:style-name="gr2" draw:text-style-name="P89" svg:width="6.4cm" svg:height="0.6cm" draw:control="control7"><svg:title>Gebruikersnaam</svg:title><svg:desc>Korte naam, bijv. jan</svg:desc></draw:control></text:span><text:span text:style-name="T202"><text:tab/> <text:s text:c="2"/></text:span><text:span text:style-name="T6">[</text:span><text:span text:style-name="T7">Gebruikers</text:span><text:span text:style-name="T5">naam, bijv. </text:span><text:span text:style-name="T147">j</text:span><text:span text:style-name="T148">a</text:span><text:span text:style-name="T147">n</text:span><text:span text:style-name="T149">]</text:span></text:p>
      <text:p text:style-name="P2"><text:span text:style-name="Definition">COMPUTERNAAM</text:span><text:span text:style-name="T214"><text:tab/><text:tab/></text:span><draw:control text:anchor-type="as-char" svg:y="-0.4cm" draw:z-index="9" draw:name="Computernaam 1" draw:style-name="gr2" draw:text-style-name="P89" svg:width="6.4cm" svg:height="0.6cm" draw:control="control8"><svg:title>Computernaam</svg:title><svg:desc>Unieke naam van de computer</svg:desc></draw:control><text:tab/> <text:s text:c="2"/><text:span text:style-name="T219">[</text:span><text:span text:style-name="T220">N</text:span><text:span text:style-name="T215">aam van de compute</text:span><text:span text:style-name="T216">r, </text:span><text:span text:style-name="T217">bijv. </text:span><text:span text:style-name="T218">pc02</text:span><text:span text:style-name="T219">]</text:span></text:p>
      <text:p text:style-name="P2"><text:span text:style-name="Definition"><text:span text:style-name="T222">GEBRUIKER</text:span></text:span><text:span text:style-name="Definition"><text:span text:style-name="T226"><text:tab/></text:span></text:span><text:span text:style-name="T221"><text:tab/></text:span><text:span text:style-name="T234"> <text:tab/><text:tab/></text:span><text:span text:style-name="T210"><draw:control text:anchor-type="as-char" svg:y="-0.4cm" draw:z-index="10" draw:name="Gebruiker 3" draw:style-name="gr2" draw:text-style-name="P89" svg:width="6.4cm" svg:height="0.6cm" draw:control="control9"><svg:title>Gebruiker</svg:title><svg:desc>Volledige naam, bijv. Jan Stek</svg:desc></draw:control></text:span><text:span text:style-name="T210"><text:tab/> <text:s text:c="2"/></text:span><text:span text:style-name="T211">[</text:span><text:span text:style-name="T213">N</text:span><text:span text:style-name="T204">aam </text:span><text:span text:style-name="T208">evt. 2</text:span><text:span text:style-name="T236">e</text:span><text:span text:style-name="T206"> gebruiker</text:span><text:span text:style-name="T207">]</text:span></text:p>
      <text:p text:style-name="P73"><text:span text:style-name="Definition"><text:span text:style-name="T222">GEBRUIKERSN</text:span></text:span><text:span text:style-name="Definition"><text:span text:style-name="T223">aa</text:span></text:span><text:span text:style-name="Definition"><text:span text:style-name="T222">M</text:span></text:span><text:span text:style-name="Definition"><text:span text:style-name="T226"><text:tab/></text:span></text:span><text:span text:style-name="T202"><draw:control text:anchor-type="as-char" svg:y="-0.4cm" draw:z-index="11" draw:name="Gberuikersnaam 4" draw:style-name="gr2" draw:text-style-name="P89" svg:width="6.4cm" svg:height="0.6cm" draw:control="control10"><svg:title>Gebruikersnaam</svg:title><svg:desc>Korte naam, bijv. jan</svg:desc></draw:control></text:span><text:span text:style-name="T202"><text:tab/> <text:s text:c="2"/></text:span><text:span text:style-name="T224">[</text:span><text:span text:style-name="T225">Gebruikers</text:span><text:span text:style-name="T224">naam</text:span><text:span text:style-name="T227"> </text:span><text:span text:style-name="T228">e</text:span><text:span text:style-name="T229">vt. 2</text:span><text:span text:style-name="T237">e</text:span><text:span text:style-name="T229"> </text:span><text:span text:style-name="T230">gebruiker</text:span><text:span text:style-name="T231">]</text:span></text:p>
      <text:p text:style-name="P1"><text:span text:style-name="T150">Vervang </text:span><text:span text:style-name="T157">de</text:span><text:span text:style-name="T150"> </text:span><text:span text:style-name="Definition"><text:span text:style-name="T23">ONDERSTREEPTE</text:span></text:span><text:span text:style-name="T150"> </text:span><text:span text:style-name="T151">woorden </text:span><text:span text:style-name="T150">in deze checklist door </text:span><text:span text:style-name="T157">d</text:span><text:span text:style-name="T158">i</text:span><text:span text:style-name="T157">e </text:span><text:span text:style-name="T156">in </text:span><text:span text:style-name="T158">het</text:span><text:span text:style-name="Strong_20_Emphasis"><text:span text:style-name="T41"> </text:span></text:span><text:span text:style-name="Strong_20_Emphasis"><text:span text:style-name="T48">tekstvak</text:span></text:span><text:span text:style-name="T150">.</text:span></text:p>
      <text:p text:style-name="P42"/>
      <text:p text:style-name="P42"/>
      <text:p text:style-name="P3"><text:span text:style-name="T161">Nog niet op Linux?</text:span><text:span text:style-name="T152"><text:tab/></text:span><text:span text:style-name="T159">G</text:span><text:span text:style-name="T153">ebruik </text:span><text:span text:style-name="Strong_20_Emphasis"><text:span text:style-name="T162">Checklist </text:span></text:span><text:span text:style-name="Strong_20_Emphasis"><text:span text:style-name="T163">overzetten</text:span></text:span><text:span text:style-name="T153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54"> onder </text:span><text:span text:style-name="T160">Linux</text:span><text:span text:style-name="T155">.</text:span></text:p>
      <text:p text:style-name="P40"><text:span text:style-name="T125">Nieuwe installatie?</text:span><text:span text:style-name="T122"><text:tab/></text:span><text:span text:style-name="T124">B</text:span><text:span text:style-name="T122">egin bij hoofdstuk </text:span><text:span text:style-name="T125"><text:bookmark-ref text:reference-format="page" text:ref-name="__RefNumPara__4009_1271708128">2</text:bookmark-ref></text:span><text:span text:style-name="T122"><text:s text:c="2"/></text:span><text:span text:style-name="T126"><text:bookmark-ref text:reference-format="text" text:ref-name="__RefNumPara__4009_1271708128">Installatie uitvoeren</text:bookmark-ref></text:span><text:span text:style-name="T123">.</text:span></text:p>
      <text:p text:style-name="P27"/>
      <text:p text:style-name="P27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4" draw:name="Vorm3_0" draw:style-name="gr1" draw:text-style-name="P8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50"><draw:control text:anchor-type="as-char" draw:z-index="5" draw:name="Vorm3_ 2" draw:style-name="gr1" draw:text-style-name="P8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6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83">E</text:span></text:span><text:span text:style-name="User_20_Entry"><text:span text:style-name="T98">v</text:span></text:span><text:span text:style-name="User_20_Entry"><text:span text:style-name="T99">en</text:span></text:span><text:span text:style-name="User_20_Entry"><text:span text:style-name="T101">t</text:span></text:span><text:span text:style-name="User_20_Entry"><text:span text:style-name="T102">uele </text:span></text:span><text:span text:style-name="User_20_Entry"><text:span text:style-name="T103">extra </text:span></text:span><text:span text:style-name="Definition"><text:span text:style-name="T261">gebruiker</text:span></text:span><text:span text:style-name="User_20_Entry"><text:span text:style-name="T94">s</text:span></text:span><text:span text:style-name="User_20_Entry"><text:span text:style-name="T103"> aanmelden </text:span></text:span><text:span text:style-name="User_20_Entry"><text:span text:style-name="T104">en dezelfde stappen uitvoeren</text:span></text:span><text:span text:style-name="User_20_Entry"><text:span text:style-name="T100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2" draw:name="Vorm4" draw:style-name="gr1" draw:text-style-name="P88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8"><text:span text:style-name="Strong_20_Emphasis"><text:span text:style-name="T82">Typ: </text:span></text:span><text:span text:style-name="User_20_Entry"><text:span text:style-name="T121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4" office:value-type="string">
            <text:p text:style-name="P4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5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3" draw:name="Vorm 3" draw:style-name="gr1" draw:text-style-name="P88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1"><draw:control text:anchor-type="as-char" draw:z-index="14" draw:name="Vorm 4" draw:style-name="gr1" draw:text-style-name="P88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9"><text:span text:style-name="Strong_20_Emphasis"><text:span text:style-name="T82">Typ: </text:span></text:span><text:span text:style-name="Strong_20_Emphasis"><text:span text:style-name="T11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8"/></text:span></text:p>
          </table:table-cell>
          <table:table-cell table:style-name="_31_._5f_Installatie_5f_voorbereiden.D7" office:value-type="string">
            <text:p text:style-name="P66"><text:span text:style-name="Strong_20_Emphasis"><text:span text:style-name="T47">Selecteer</text:span></text:span><text:span text:style-name="Strong_20_Emphasis"><text:span text:style-name="T40"> </text:span></text:span><text:span text:style-name="Strong_20_Emphasis"><text:span text:style-name="T71">1</text:span></text:span><text:span text:style-name="Strong_20_Emphasis"><text:span text:style-name="T59"> </text:span></text:span><text:span text:style-name="Strong_20_Emphasis"><text:span text:style-name="T60">Installatie voorbereide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164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80"><draw:control text:anchor-type="as-char" draw:z-index="24" draw:name="Vorm 14" draw:style-name="gr1" draw:text-style-name="P88" svg:width="0.35cm" svg:height="0.35cm" draw:control="control23"/></text:span></text:span></text:p>
          </table:table-cell>
          <table:table-cell table:style-name="_32_._5f_Installatie_5f_uitvoeren.C1" office:value-type="string">
            <text:p text:style-name="P72"><text:span text:style-name="T166">Start de computer op vanaf</text:span><text:span text:style-name="T166"><text:note text:id="ftn3" text:note-class="footnote"><text:note-citation>1</text:note-citation><text:note-body><text:p text:style-name="P68"><text:span text:style-name="T108">B</text:span><text:span text:style-name="T109">ootmenu/</text:span><text:span text:style-name="T108">S</text:span><text:span text:style-name="T109">etup</text:span><text:span text:style-name="T107"> via </text:span><text:span text:style-name="T105">é</text:span><text:span text:style-name="T106">é</text:span><text:span text:style-name="T108">n van de </text:span><text:span text:style-name="Definition"><text:span text:style-name="T110">Veelgebruikte toetsen:</text:span></text:span><text:span text:style-name="Definition"><text:span text:style-name="T111"> </text:span></text:span><text:span text:style-name="User_20_Entry"><text:span text:style-name="T120">Esc</text:span></text:span><text:span text:style-name="User_20_Entry"><text:span text:style-name="T114">,</text:span></text:span><text:span text:style-name="Definition"><text:span text:style-name="T111"> </text:span></text:span><text:span text:style-name="User_20_Entry"><text:span text:style-name="T120">Delete</text:span></text:span><text:span text:style-name="User_20_Entry"><text:span text:style-name="T115">,</text:span></text:span><text:span text:style-name="Definition"><text:span text:style-name="T111"> </text:span></text:span><text:span text:style-name="User_20_Entry"><text:span text:style-name="T120">F1</text:span></text:span><text:span text:style-name="User_20_Entry"><text:span text:style-name="T115">,</text:span></text:span><text:span text:style-name="Definition"><text:span text:style-name="T111"> </text:span></text:span><text:span text:style-name="User_20_Entry"><text:span text:style-name="T120">F2</text:span></text:span><text:span text:style-name="User_20_Entry"><text:span text:style-name="T115">,</text:span></text:span><text:span text:style-name="Definition"><text:span text:style-name="T111"> </text:span></text:span><text:span text:style-name="User_20_Entry"><text:span text:style-name="T120">F9</text:span></text:span><text:span text:style-name="User_20_Entry"><text:span text:style-name="T115">,</text:span></text:span><text:span text:style-name="Definition"><text:span text:style-name="T111"> </text:span></text:span><text:span text:style-name="User_20_Entry"><text:span text:style-name="T120">F10</text:span></text:span><text:span text:style-name="User_20_Entry"><text:span text:style-name="T115">,</text:span></text:span><text:span text:style-name="Definition"><text:span text:style-name="T111"> </text:span></text:span><text:span text:style-name="User_20_Entry"><text:span text:style-name="T120">F11</text:span></text:span><text:span text:style-name="User_20_Entry"><text:span text:style-name="T115">,</text:span></text:span><text:span text:style-name="Definition"><text:span text:style-name="T111"> </text:span></text:span><text:span text:style-name="Definition"><text:span text:style-name="T112">o</text:span></text:span><text:span text:style-name="Definition"><text:span text:style-name="T113">f</text:span></text:span><text:span text:style-name="Definition"><text:span text:style-name="T111"> </text:span></text:span><text:span text:style-name="User_20_Entry"><text:span text:style-name="T120">F12</text:span></text:span><text:span text:style-name="User_20_Entry"><text:span text:style-name="T115">.</text:span></text:span></text:p></text:note-body></text:note></text:span><text:span text:style-name="T166"> </text:span><text:span text:style-name="T167">een </text:span><text:span text:style-name="Strong_20_Emphasis"><text:span text:style-name="T144"><text:user-field-get text:name="Distro">Rocky Linux</text:user-field-get></text:span></text:span><text:span text:style-name="T165"><text:s/></text:span><text:span text:style-name="T145"><text:user-field-get text:name="Version">8.10</text:user-field-get></text:span><text:span text:style-name="T145"><text:s/></text:span><text:span text:style-name="Strong_20_Emphasis"><text:span text:style-name="T146">Server</text:span></text:span><text:span text:style-name="Strong_20_Emphasis"><text:span text:style-name="T74"> </text:span></text:span><text:span text:style-name="Strong_20_Emphasis"><text:span text:style-name="T75">L</text:span></text:span><text:span text:style-name="T76">ive</text:span><text:span text:style-name="T76"><text:note text:id="ftn4" text:note-class="footnote"><text:note-citation>2</text:note-citation><text:note-body><text:p text:style-name="P65"><text:span text:style-name="T238">Vanaf ee</text:span>n <text:span text:style-name="T265">L</text:span>ive <text:span text:style-name="T264">USB</text:span><text:span text:style-name="T241">-stick</text:span><text:span text:style-name="T20"> </text:span>kunt <text:span text:style-name="T238">u opstarten en</text:span> <text:span text:style-name="T16">met </text:span>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werken zonder enige bestanden op de harde schijf te wijzigen en maakt ook installatie van <text:span text:style-name="Strong_20_Emphasis"><text:span text:style-name="T168"><text:user-field-get text:name="Distro">Rocky Linux</text:user-field-get></text:span></text:span><text:span text:style-name="Strong_20_Emphasis"><text:span text:style-name="T168"><text:s/></text:span></text:span>mogelijk.</text:p></text:note-body></text:note></text:span><text:span text:style-name="T76"> </text:span><text:span text:style-name="T79">USB</text:span><text:span text:style-name="T77">-stick</text:span><text:span text:style-name="T77"><text:note text:id="ftn5" text:note-class="footnote"><text:note-citation>3</text:note-citation><text:note-body><text:p text:style-name="P71"><text:span text:style-name="Strong_20_Emphasis"><text:span text:style-name="T93">Maak een opstartbare USB-stick</text:span></text:span><text:span text:style-name="Strong_20_Emphasis"><text:span text:style-name="T89">:<text:line-break/></text:span></text:span><text:span text:style-name="Strong_20_Emphasis"><text:span text:style-name="T84">Download </text:span></text:span><text:span text:style-name="Strong_20_Emphasis"><text:span text:style-name="T85">een </text:span></text:span><text:span text:style-name="Strong_20_Emphasis"><text:span text:style-name="T95"><text:user-field-get text:name="Distro">Rocky Linux</text:user-field-get></text:span></text:span><text:span text:style-name="Strong_20_Emphasis"><text:span text:style-name="T95"><text:s/></text:span></text:span><text:span text:style-name="Strong_20_Emphasis"><text:span text:style-name="T97">8 - Boot ISO </text:span></text:span><text:span text:style-name="Strong_20_Emphasis"><text:span text:style-name="T90">CD</text:span></text:span><text:span text:style-name="Strong_20_Emphasis"><text:span text:style-name="T92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rockylinux.org/nl/download" text:style-name="Internet_20_link" text:visited-style-name="Visited_20_Internet_20_Link"><text:span text:style-name="Strong_20_Emphasis"><text:span text:style-name="T240">rockylinux.org/nl/download</text:span></text:span></text:a><text:span text:style-name="Strong_20_Emphasis"><text:span text:style-name="T86">.</text:span></text:span><text:span text:style-name="Strong_20_Emphasis"><text:span text:style-name="T88"><text:line-break/>De </text:span></text:span><text:span text:style-name="Strong_20_Emphasis"><text:span text:style-name="T91">ver</text:span></text:span><text:span text:style-name="Strong_20_Emphasis"><text:span text:style-name="T88">volgstappen staan beschreven in </text:span></text:span><text:span text:style-name="Strong_20_Emphasis"><text:span text:style-name="T96">Linux informatie</text:span></text:span><text:span text:style-name="Strong_20_Emphasis"><text:span text:style-name="T88">, te vinden op </text:span>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Strong_20_Emphasis"><text:span text:style-name="T88">, onder </text:span></text:span><text:span text:style-name="Strong_20_Emphasis"><text:span text:style-name="T96">Linux</text:span></text:span><text:span text:style-name="Strong_20_Emphasis"><text:span text:style-name="T88">.</text:span></text:span></text:p></text:note-body></text:note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5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25">Install</text:span></text:span><text:span text:style-name="Strong_20_Emphasis"><text:span text:style-name="T34"> </text:span></text:span><text:span text:style-name="Strong_20_Emphasis"><text:span text:style-name="T26"><text:user-field-get text:name="Distro">Rocky Linux</text:user-field-get></text:span></text:span><text:span text:style-name="Strong_20_Emphasis"><text:span text:style-name="T28"><text:s/></text:span></text:span><text:span text:style-name="Strong_20_Emphasis"><text:span text:style-name="T27"><text:user-field-get text:name="Version">8.10</text:user-field-get>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1" office:value-type="string">
            <text:p text:style-name="P26"><text:span text:style-name="Strong_20_Emphasis"><text:span text:style-name="T29">Vul de installatieschermen in.</text:span></text:span><text:span text:style-name="T30"/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57"><text:span text:style-name="Strong_20_Emphasis"><text:span text:style-name="T81"><draw:control text:anchor-type="as-char" draw:z-index="26" draw:name="Vorm 13" draw:style-name="gr1" draw:text-style-name="P88" svg:width="0.35cm" svg:height="0.35cm" draw:control="control25"/></text:span></text:span></text:p>
          </table:table-cell>
          <table:table-cell table:style-name="_32_._5f_Installatie_5f_uitvoeren.C1" office:value-type="string">
            <text:p text:style-name="P15"><text:span text:style-name="T190">Bij</text:span><text:span text:style-name="T191"> </text:span><text:span text:style-name="Strong_20_Emphasis"><text:span text:style-name="T192">WELCOME TO ROCKY LINUX 8.10</text:span></text:span><text:span text:style-name="Strong_20_Emphasis"><text:span text:style-name="T193"> select</text:span></text:span><text:span text:style-name="Strong_20_Emphasis"><text:span text:style-name="T194">eer</text:span></text:span><text:span text:style-name="Strong_20_Emphasis"><text:span text:style-name="T195"> </text:span></text:span><text:span text:style-name="Strong_20_Emphasis"><text:span text:style-name="T198">Nederlands</text:span></text:span><text:span text:style-name="Strong_20_Emphasis"><text:span text:style-name="T195"> en klik</text:span></text:span><text:span text:style-name="Strong_20_Emphasis"><text:span text:style-name="T196"> </text:span></text:span><text:span text:style-name="Strong_20_Emphasis"><text:span text:style-name="T195">op</text:span></text:span><text:span text:style-name="Strong_20_Emphasis"><text:span text:style-name="T197"> </text:span></text:span><text:span text:style-name="Strong_20_Emphasis"><text:span text:style-name="T189">Doorgaan</text:span></text:span><text:span text:style-name="Strong_20_Emphasis"><text:span text:style-name="T19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19" draw:name="Vorm 10" draw:style-name="gr1" draw:text-style-name="P88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1"><text:span text:style-name="T179">Onder</text:span><text:span text:style-name="T175"> </text:span><text:span text:style-name="Strong_20_Emphasis"><text:span text:style-name="T179">GEBRUIKERSINSTELLINGEN </text:span></text:span><text:span text:style-name="T179">klik op </text:span><text:span text:style-name="T185">Gebruiker aanmaken</text:span><text:span text:style-name="T179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4"><text:span text:style-name="T268">Vul in </text:span><text:span text:style-name="Strong_20_Emphasis"><text:span text:style-name="T70">Volledige naam</text:span></text:span><text:span text:style-name="Strong_20_Emphasis"><text:span text:style-name="T53"> </text:span></text:span><text:span text:style-name="Definition"><text:span text:style-name="T9">gebruiker</text:span></text:span><text:span text:style-name="Strong_20_Emphasis"><text:span text:style-name="T54">, <text:line-break/></text:span></text:span><text:span text:style-name="Strong_20_Emphasis"><text:span text:style-name="T70">Gebruikersnaam</text:span></text:span><text:span text:style-name="Strong_20_Emphasis"><text:span text:style-name="T53"> </text:span></text:span><text:span text:style-name="Definition"><text:span text:style-name="T9">gebruikersnaam</text:span></text:span><text:span text:style-name="Strong_20_Emphasis"><text:span text:style-name="T53">,</text:span></text:span></text:p>
            <text:p text:style-name="P74"><text:span text:style-name="Strong_20_Emphasis"><text:span text:style-name="T57">vink aan </text:span></text:span><text:span text:style-name="Strong_20_Emphasis"><text:span text:style-name="T67">Maak deze gebruiker beheerder</text:span></text:span><text:span text:style-name="Strong_20_Emphasis"><text:span text:style-name="T57">,</text:span></text:span></text:p>
            <text:p text:style-name="P75"><text:span text:style-name="Strong_20_Emphasis"><text:span text:style-name="T56">g</text:span></text:span><text:span text:style-name="Strong_20_Emphasis"><text:span text:style-name="T57">eef tweemaal een </text:span></text:span><text:span text:style-name="Strong_20_Emphasis"><text:span text:style-name="T70">wachtwoord</text:span></text:span><text:span text:style-name="Strong_20_Emphasis"><text:span text:style-name="T57"> </text:span></text:span><text:span text:style-name="Strong_20_Emphasis"><text:span text:style-name="T58">en k</text:span></text:span><text:span text:style-name="Strong_20_Emphasis"><text:span text:style-name="T57">lik op </text:span></text:span><text:span text:style-name="Strong_20_Emphasis"><text:span text:style-name="T67">Klaar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6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0" draw:name="Vorm 11" draw:style-name="gr1" draw:text-style-name="P88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10"><text:span text:style-name="T182">O</text:span><text:span text:style-name="T179">nder </text:span><text:span text:style-name="T185">SOFTWARE</text:span><text:span text:style-name="T179"> </text:span><text:span text:style-name="T182">klik </text:span><text:span text:style-name="T179">op </text:span><text:span text:style-name="T185">Installatiebron</text:span><text:span text:style-name="T179"> en klik op </text:span><text:span text:style-name="T185">Klaar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1" draw:name="Vorm 2" draw:style-name="gr1" draw:text-style-name="P88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0"><text:span text:style-name="T182">O</text:span><text:span text:style-name="T179">nder </text:span><text:span text:style-name="T185">SYSTEEM</text:span><text:span text:style-name="T179"> </text:span><text:span text:style-name="T182">klik </text:span><text:span text:style-name="T179">op </text:span><text:span text:style-name="T185">Installatiebestemming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77"><text:span text:style-name="T34">Controleer </text:span><text:span text:style-name="T35">de </text:span><text:span text:style-name="T66">Apparaatselectie </text:span><text:span text:style-name="T34">en klik op </text:span><text:span text:style-name="T65">Klaar</text:span><text:span text:style-name="T34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7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2" draw:name="Vorm 12" draw:style-name="gr1" draw:text-style-name="P88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182">O</text:span><text:span text:style-name="T179">nder </text:span><text:span text:style-name="T185">SYSTEEM</text:span><text:span text:style-name="T179"> </text:span><text:span text:style-name="T182">klik </text:span><text:span text:style-name="T179">op </text:span><text:span text:style-name="T185">Netwerk &amp; hostnaam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6"><text:span text:style-name="T184">Verplaats</text:span><text:span text:style-name="T180"> </text:span><text:span text:style-name="T183">de </text:span><text:span text:style-name="T180">schuif</text:span><text:span text:style-name="T183">regelaar</text:span><text:span text:style-name="T180"> achter de netwerkadapter </text:span><text:span text:style-name="T183">van </text:span><text:span text:style-name="T188">UIT</text:span><text:span text:style-name="T183"> naar</text:span><text:span text:style-name="T180"> </text:span><text:span text:style-name="T186">AAN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><text:span text:style-name="T178">V</text:span><text:span text:style-name="T176">ul </text:span><text:span text:style-name="T177">in </text:span><text:span text:style-name="Strong_20_Emphasis"><text:span text:style-name="T180">Hostnaam</text:span></text:span><text:span text:style-name="Definition"><text:span text:style-name="T13"> </text:span></text:span><text:span text:style-name="Definition"><text:span text:style-name="T4">computernaam</text:span></text:span><text:span text:style-name="Strong_20_Emphasis"><text:span text:style-name="T170"> </text:span></text:span><text:span text:style-name="Strong_20_Emphasis"><text:span text:style-name="T172">en klik op </text:span></text:span><text:span text:style-name="Strong_20_Emphasis"><text:span text:style-name="T186">Toepassen</text:span></text:span><text:span text:style-name="Strong_20_Emphasis"><text:span text:style-name="T17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><text:span text:style-name="T180">K</text:span><text:span text:style-name="T179">lik op </text:span><text:span text:style-name="T185">Klaar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7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3" draw:name="Vorm 1" draw:style-name="gr1" draw:text-style-name="P88" svg:width="0.35cm" svg:height="0.35cm" draw:control="control22"/></text:span></text:span></text:p>
          </table:table-cell>
          <table:table-cell table:style-name="_32_._5f_Installatie_5f_uitvoeren.C17" office:value-type="string">
            <text:p text:style-name="P13"><text:span text:style-name="T182">O</text:span><text:span text:style-name="T179">nder </text:span><text:span text:style-name="T185">SOFTWARE</text:span><text:span text:style-name="T179"> </text:span><text:span text:style-name="T182">klik </text:span><text:span text:style-name="T179">op </text:span><text:span text:style-name="T187">Software selectie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2" office:value-type="string">
            <text:p text:style-name="P12"><text:span text:style-name="T181">Selecteer </text:span><text:span text:style-name="T187">Server</text:span><text:span text:style-name="T181"> en klik op </text:span><text:span text:style-name="T187">Klaar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3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5" draw:name="Vorm 15" draw:style-name="gr1" draw:text-style-name="P88" svg:width="0.35cm" svg:height="0.35cm" draw:control="control24"/></text:span></text:span></text:p>
          </table:table-cell>
          <table:table-cell table:style-name="_32_._5f_Installatie_5f_uitvoeren.C24" office:value-type="string">
            <text:p text:style-name="P14"><text:span text:style-name="Strong_20_Emphasis"><text:span text:style-name="T199">Klik op </text:span></text:span><text:span text:style-name="Strong_20_Emphasis"><text:span text:style-name="T200">Begin installatie</text:span></text:span><text:span text:style-name="Strong_20_Emphasis"><text:span text:style-name="T171">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4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57"><text:span text:style-name="Strong_20_Emphasis"><text:span text:style-name="T38"><draw:control text:anchor-type="as-char" draw:z-index="27" draw:name="Vorm 6" draw:style-name="gr1" draw:text-style-name="P88" svg:width="0.35cm" svg:height="0.35cm" draw:control="control26"/></text:span></text:span></text:p>
          </table:table-cell>
          <table:table-cell table:style-name="_32_._5f_Installatie_5f_uitvoeren.C24" office:value-type="string">
            <text:p text:style-name="P17">Klik op <text:span text:style-name="T267">Systeem herstarten</text:span>.</text:p>
          </table:table-cell>
        </table:table-row>
      </table:table>
      <text:p text:style-name="P43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1"><draw:control text:anchor-type="as-char" draw:z-index="2" draw:name="Vorm24" draw:style-name="gr1" draw:text-style-name="P8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64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5" draw:name="Vorm 5" draw:style-name="gr1" draw:text-style-name="P8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8"><text:span text:style-name="Strong_20_Emphasis"><text:span text:style-name="T82">Typ: </text:span></text:span><text:span text:style-name="User_20_Entry"><text:span text:style-name="T121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2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62"><text:span text:style-name="Strong_20_Emphasis"><text:span text:style-name="T51"><draw:control text:anchor-type="as-char" draw:z-index="16" draw:name="Vorm 7" draw:style-name="gr1" draw:text-style-name="P88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80"><text:span text:style-name="Strong_20_Emphasis"><text:span text:style-name="T82">Typ: </text:span></text:span><text:span text:style-name="Strong_20_Emphasis"><text:span text:style-name="T119">kz menu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8"/></text:span></text:p>
          </table:table-cell>
          <table:table-cell table:style-name="_33_._5f_Installatie_5f_afronden.C7" office:value-type="string">
            <text:p text:style-name="P67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2">3</text:span></text:span><text:span text:style-name="Strong_20_Emphasis"><text:span text:style-name="T61"> </text:span></text:span><text:span text:style-name="Strong_20_Emphasis"><text:span text:style-name="T62">Installatie</text:span></text:span><text:span text:style-name="Strong_20_Emphasis"><text:span text:style-name="T63"> </text:span></text:span><text:span text:style-name="Strong_20_Emphasis"><text:span text:style-name="T64">afronde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5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43"/></text:span></text:p>
      <text:p text:style-name="P46"><text:span text:style-name="Strong_20_Emphasis"><text:span text:style-name="T40"/></text:span></text:p>
      <text:list text:continue-numbering="true" text:style-name="L1">
        <text:list-item>
          <text:p text:style-name="P85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3" draw:name="Vorm40_0" draw:style-name="gr1" draw:text-style-name="P88" svg:width="0.35cm" svg:height="0.35cm" draw:control="control2"/></text:span></text:span></text:p>
          </table:table-cell>
          <table:table-cell table:style-name="Tabel2.A1" office:value-type="string">
            <text:p text:style-name="P60"><text:span text:style-name="Strong_20_Emphasis"><text:span text:style-name="T51"><draw:control text:anchor-type="as-char" draw:z-index="6" draw:name="Vorm40_ 1" draw:style-name="gr1" draw:text-style-name="P88" svg:width="0.35cm" svg:height="0.35cm" draw:control="control5"/></text:span></text:span></text:p>
          </table:table-cell>
          <table:table-cell table:style-name="Tabel2.D1" office:value-type="string">
            <text:p text:style-name="P21"><text:span text:style-name="Strong_20_Emphasis"><text:span text:style-name="T32">Aanmelden als </text:span></text:span><text:span text:style-name="Definition"><text:span text:style-name="T9">gebruiker</text:span></text:span><text:span text:style-name="Strong_20_Emphasis"><text:span text:style-name="T44"><text:note text:id="ftn6" text:note-class="footnote"><text:note-citation>1</text:note-citation><text:note-body><text:p text:style-name="P54"><text:span text:style-name="User_20_Entry"><text:span text:style-name="T116">E</text:span></text:span><text:span text:style-name="User_20_Entry"><text:span text:style-name="T118">ventuele extra </text:span></text:span><text:span text:style-name="Definition"><text:span text:style-name="T262">gebruiker</text:span></text:span><text:span text:style-name="User_20_Entry"><text:span text:style-name="T117">s</text:span></text:span><text:span text:style-name="User_20_Entry"><text:span text:style-name="T118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7" draw:name="Vorm 8" draw:style-name="gr1" draw:text-style-name="P88" svg:width="0.35cm" svg:height="0.35cm" draw:control="control16"/></text:span></text:span></text:p>
          </table:table-cell>
          <table:table-cell table:style-name="Tabel2.A1" office:value-type="string">
            <text:p text:style-name="P63"><text:span text:style-name="Strong_20_Emphasis"><text:span text:style-name="T51"><draw:control text:anchor-type="as-char" draw:z-index="18" draw:name="Vorm 9" draw:style-name="gr1" draw:text-style-name="P88" svg:width="0.35cm" svg:height="0.35cm" draw:control="control17"/></text:span></text:span></text:p>
          </table:table-cell>
          <table:table-cell table:style-name="Tabel2.D3" office:value-type="string">
            <text:p text:style-name="P80"><text:span text:style-name="Strong_20_Emphasis"><text:span text:style-name="T82">Typ: </text:span></text:span><text:span text:style-name="Strong_20_Emphasis"><text:span text:style-name="T119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24"><text:span text:style-name="Strong_20_Emphasis"><text:span text:style-name="T47">Selecteer</text:span></text:span><text:span text:style-name="Strong_20_Emphasis"><text:span text:style-name="T42"> </text:span></text:span><text:span text:style-name="Strong_20_Emphasis"><text:span text:style-name="T72">4</text:span></text:span><text:span text:style-name="Strong_20_Emphasis"><text:span text:style-name="T61"> </text:span></text:span><text:span text:style-name="Strong_20_Emphasis"><text:span text:style-name="T49">Gebruiker inrichten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5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20"><text:span text:style-name="Strong_20_Emphasis"><text:span text:style-name="T45"/></text:span></text:p>
      <text:p text:style-name="P38"/>
      <text:p text:style-name="P39"><text:span text:style-name="T127">E</text:span><text:span text:style-name="T128">inde c</text:span><text:span text:style-name="T129">hecklist, </text:span><text:span text:style-name="T130">d</text:span><text:span text:style-name="T129">e installatie van </text:span><text:span text:style-name="Strong_20_Emphasis"><text:span text:style-name="T142"><text:user-field-get text:name="Distro">Rocky Linux</text:user-field-get></text:span></text:span><text:span text:style-name="T131"><text:s/></text:span><text:span text:style-name="T132"><text:user-field-get text:name="Version">8.10</text:user-field-get></text:span><text:span text:style-name="T132"><text:s/></text:span><text:span text:style-name="Strong_20_Emphasis"><text:span text:style-name="T143">Server</text:span></text:span><text:span text:style-name="Strong_20_Emphasis"><text:span text:style-name="T73"> </text:span></text:span><text:span text:style-name="T129">is voltooid.</text:span></text:p>
      <text:p text:style-name="P8"/>
      <text:list text:style-name="L2">
        <text:list-header>
          <text:p text:style-name="P86"><text:span text:style-name="Emphasis"><text:span text:style-name="T25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8">.</text:span></text:span></text:p>
          <text:p text:style-name="P87"><text:span text:style-name="Emphasis"><text:span text:style-name="T260">Licentie </text:span></text:span><text:span text:style-name="Emphasis"><text:span text:style-name="T258">C</text:span></text:span><text:span text:style-name="Emphasis"><text:span text:style-name="T259">C0</text:span></text:span><text:span text:style-name="Emphasis"><text:span text:style-name="T258"> 1.0 </text:span></text:span><text:span text:style-name="Emphasis"><text:span text:style-name="T25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09-29T20:20:40.901152091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20:20:40.675723286</dc:date>
    <meta:keyword>Installatie</meta:keyword>
    <meta:keyword>Checklist</meta:keyword>
    <meta:keyword>Linux</meta:keyword>
    <meta:editing-cycles>6945</meta:editing-cycles>
    <meta:editing-duration>P12DT10H16M50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3" meta:word-count="443" meta:character-count="3096" meta:non-whitespace-character-count="2683"/>
    <meta:user-defined meta:name="Info 1"/>
    <meta:user-defined meta:name="Info 2"/>
    <meta:user-defined meta:name="Info 3"/>
    <meta:user-defined meta:name="Info 4"/>
  </office:meta>
</office:document-meta>
</file>